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start="Arrow" draw:marker-end="Arrow" draw:textarea-vertical-align="middle"/>
    </style:style>
    <style:style style:name="gr3" style:family="graphic" style:parent-style-name="objectwithoutfill">
      <style:graphic-properties svg:stroke-color="#000000" draw:marker-end="Arrow" draw:fill="none" draw:textarea-vertical-align="middle"/>
    </style:style>
    <style:style style:name="gr4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>
      <style:graphic-properties svg:stroke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ff00" draw:marker-end="Arrow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5" draw:id="id5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1" draw:start-glue-point="10" draw:end-shape="id2" draw:end-glue-point="6" svg:d="M3678 19408h443v2h443" svg:viewBox="0 0 887 3">
          <text:p/>
        </draw:connector>
        <draw:custom-shape draw:style-name="gr1" draw:text-style-name="P1" xml:id="id3" draw:id="id3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3" draw:start-glue-point="10" draw:end-shape="id4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3" draw:start-glue-point="8" draw:end-shape="id5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3" draw:start-glue-point="8" draw:end-shape="id1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6" draw:start-glue-point="4" draw:end-shape="id4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4" draw:start-glue-point="8" draw:end-shape="id2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5" draw:start-glue-point="10" draw:end-shape="id6" draw:end-glue-point="6" svg:d="M1531 19408h414v2h414" svg:viewBox="0 0 829 3">
          <text:p/>
        </draw:connector>
        <draw:custom-shape draw:style-name="gr1" draw:text-style-name="P1" xml:id="id11" draw:id="id11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7" draw:start-glue-point="10" draw:end-shape="id8" draw:end-glue-point="6" svg:d="M8469 19408h443v2h444" svg:viewBox="0 0 888 3">
          <text:p/>
        </draw:connector>
        <draw:custom-shape draw:style-name="gr1" draw:text-style-name="P1" xml:id="id9" draw:id="id9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9" draw:start-glue-point="10" draw:end-shape="id10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9" draw:start-glue-point="8" draw:end-shape="id11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9" draw:start-glue-point="8" draw:end-shape="id7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12" draw:start-glue-point="4" draw:end-shape="id10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10" draw:start-glue-point="8" draw:end-shape="id8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11" draw:start-glue-point="10" draw:end-shape="id12" draw:end-glue-point="6" svg:d="M6323 19408h414v2h414" svg:viewBox="0 0 829 3">
          <text:p/>
        </draw:connector>
        <draw:custom-shape draw:style-name="gr1" draw:text-style-name="P1" xml:id="id13" draw:id="id13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13" draw:start-glue-point="10" draw:end-shape="id14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13" draw:start-glue-point="8" draw:end-shape="id3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13" draw:start-glue-point="8" draw:end-shape="id9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4" draw:start-glue-point="4" draw:end-shape="id14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14" draw:start-glue-point="8" draw:end-shape="id10" draw:end-glue-point="4" svg:d="M6483 13591l2083 2018" svg:viewBox="0 0 2084 2019">
          <text:p/>
        </draw:connector>
        <draw:custom-shape draw:style-name="gr1" draw:text-style-name="P1" xml:id="id19" draw:id="id19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15" draw:start-glue-point="10" draw:end-shape="id16" draw:end-glue-point="6" svg:d="M13021 19408h443v2h443" svg:viewBox="0 0 887 3">
          <text:p/>
        </draw:connector>
        <draw:custom-shape draw:style-name="gr1" draw:text-style-name="P1" xml:id="id17" draw:id="id17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17" draw:start-glue-point="10" draw:end-shape="id18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17" draw:start-glue-point="8" draw:end-shape="id19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17" draw:start-glue-point="8" draw:end-shape="id15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20" draw:start-glue-point="4" draw:end-shape="id18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18" draw:start-glue-point="8" draw:end-shape="id16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19" draw:start-glue-point="10" draw:end-shape="id20" draw:end-glue-point="6" svg:d="M10874 19408h414v2h415" svg:viewBox="0 0 830 3">
          <text:p/>
        </draw:connector>
        <draw:custom-shape draw:style-name="gr1" draw:text-style-name="P1" xml:id="id25" draw:id="id25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21" draw:start-glue-point="10" draw:end-shape="id22" draw:end-glue-point="6" svg:d="M17813 19408h443v2h443" svg:viewBox="0 0 887 3">
          <text:p/>
        </draw:connector>
        <draw:custom-shape draw:style-name="gr1" draw:text-style-name="P1" xml:id="id23" draw:id="id23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23" draw:start-glue-point="10" draw:end-shape="id24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23" draw:start-glue-point="8" draw:end-shape="id25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23" draw:start-glue-point="8" draw:end-shape="id21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26" draw:start-glue-point="4" draw:end-shape="id24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24" draw:start-glue-point="8" draw:end-shape="id22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25" draw:start-glue-point="10" draw:end-shape="id26" draw:end-glue-point="6" svg:d="M15666 19408h414v2h414" svg:viewBox="0 0 829 3">
          <text:p/>
        </draw:connector>
        <draw:custom-shape draw:style-name="gr1" draw:text-style-name="P1" xml:id="id27" draw:id="id27" draw:layer="layout" svg:width="0.605cm" svg:height="1.134cm" svg:x="13.832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437cm" svg:y1="13.023cm" svg:x2="15.325cm" svg:y2="13.025cm" draw:start-shape="id27" draw:start-glue-point="10" draw:end-shape="id28" draw:end-glue-point="6" svg:d="M14437 13023h444v2h444" svg:viewBox="0 0 889 3">
          <text:p/>
        </draw:connector>
        <draw:connector draw:style-name="gr3" draw:text-style-name="P1" draw:layer="layout" draw:type="line" svg:x1="14.135cm" svg:y1="13.59cm" svg:x2="11.627cm" svg:y2="15.609cm" draw:start-shape="id27" draw:start-glue-point="8" draw:end-shape="id17" draw:end-glue-point="4" svg:d="M14135 13590l-2508 2019" svg:viewBox="0 0 2509 2020">
          <text:p/>
        </draw:connector>
        <draw:connector draw:style-name="gr3" draw:text-style-name="P1" draw:layer="layout" draw:type="line" svg:x1="14.135cm" svg:y1="13.59cm" svg:x2="16.418cm" svg:y2="15.609cm" draw:start-shape="id27" draw:start-glue-point="8" draw:end-shape="id23" draw:end-glue-point="4" svg:d="M14135 13590l2283 2019" svg:viewBox="0 0 2284 2020">
          <text:p/>
        </draw:connector>
        <draw:connector draw:style-name="gr4" draw:text-style-name="P1" draw:layer="layout" draw:type="line" svg:x1="13.118cm" svg:y1="15.609cm" svg:x2="15.627cm" svg:y2="13.591cm" draw:start-shape="id18" draw:start-glue-point="4" draw:end-shape="id28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28" draw:start-glue-point="8" draw:end-shape="id24" draw:end-glue-point="4" svg:d="M15627 13591l2283 2018" svg:viewBox="0 0 2284 2019">
          <text:p/>
        </draw:connector>
        <draw:custom-shape draw:style-name="gr1" draw:text-style-name="P1" xml:id="id29" draw:id="id29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605cm" svg:height="1.133cm" svg:x="10.872cm" svg:y="8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985cm" svg:y1="8.695cm" svg:x2="10.872cm" svg:y2="8.697cm" draw:start-shape="id29" draw:start-glue-point="10" draw:end-shape="id30" draw:end-glue-point="6" svg:d="M9985 8695h443v2h444" svg:viewBox="0 0 888 3">
          <text:p/>
        </draw:connector>
        <draw:connector draw:style-name="gr3" draw:text-style-name="P1" draw:layer="layout" draw:type="line" svg:x1="9.683cm" svg:y1="9.261cm" svg:x2="4.992cm" svg:y2="12.456cm" draw:start-shape="id29" draw:start-glue-point="8" draw:end-shape="id13" draw:end-glue-point="4" svg:d="M9683 9261l-4691 3195" svg:viewBox="0 0 4692 3196">
          <text:p/>
        </draw:connector>
        <draw:connector draw:style-name="gr3" draw:text-style-name="P1" draw:layer="layout" draw:type="line" svg:x1="9.683cm" svg:y1="9.261cm" svg:x2="14.135cm" svg:y2="12.456cm" draw:start-shape="id29" draw:start-glue-point="8" draw:end-shape="id27" draw:end-glue-point="4" svg:d="M9683 9261l4452 3195" svg:viewBox="0 0 4453 3196">
          <text:p/>
        </draw:connector>
        <draw:connector draw:style-name="gr4" draw:text-style-name="P1" draw:layer="layout" draw:type="line" svg:x1="6.483cm" svg:y1="12.458cm" svg:x2="11.175cm" svg:y2="9.263cm" draw:start-shape="id14" draw:start-glue-point="4" draw:end-shape="id30" draw:end-glue-point="8" svg:d="M6483 12458l4692-3195" svg:viewBox="0 0 4693 3196">
          <text:p/>
        </draw:connector>
        <draw:connector draw:style-name="gr3" draw:text-style-name="P1" draw:layer="layout" draw:type="line" svg:x1="11.175cm" svg:y1="9.263cm" svg:x2="15.84cm" svg:y2="12.624cm" draw:start-shape="id30" draw:start-glue-point="8" draw:end-shape="id28" draw:end-glue-point="11" svg:d="M11175 9263l4665 3361" svg:viewBox="0 0 4666 3362">
          <text:p/>
        </draw:connector>
        <draw:custom-shape draw:style-name="gr1" draw:text-style-name="P1" xml:id="id31" draw:id="id31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31" draw:start-glue-point="10" draw:end-shape="id32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31" draw:start-glue-point="8" draw:end-shape="id29" draw:end-glue-point="4" svg:d="M303 5959l9380 2169" svg:viewBox="0 0 9381 2170">
          <text:p/>
        </draw:connector>
        <draw:connector draw:style-name="gr4" draw:text-style-name="P1" draw:layer="layout" draw:type="line" svg:x1="11.175cm" svg:y1="8.13cm" svg:x2="1.795cm" svg:y2="5.961cm" draw:start-shape="id30" draw:start-glue-point="4" draw:end-shape="id32" draw:end-glue-point="8" svg:d="M11175 8130l-9380-2169" svg:viewBox="0 0 9381 2170">
          <text:p/>
        </draw:connector>
        <draw:connector draw:style-name="gr5" draw:text-style-name="P1" draw:layer="layout" draw:type="line" svg:x1="1.795cm" svg:y1="5.961cm" svg:x2="-1.085cm" svg:y2="6.773cm" draw:start-shape="id32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31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31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32" draw:end-glue-point="4" svg:d="M-1032 1984l2827 2844" svg:viewBox="0 0 2828 2845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xml:id="id37" draw:id="id37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33" draw:start-glue-point="10" draw:end-shape="id34" draw:end-glue-point="6" svg:d="M3678 19408h443v2h443" svg:viewBox="0 0 887 3">
          <text:p/>
        </draw:connector>
        <draw:custom-shape draw:style-name="gr1" draw:text-style-name="P1" xml:id="id35" draw:id="id35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35" draw:start-glue-point="10" draw:end-shape="id36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35" draw:start-glue-point="8" draw:end-shape="id37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35" draw:start-glue-point="8" draw:end-shape="id33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38" draw:start-glue-point="4" draw:end-shape="id36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36" draw:start-glue-point="8" draw:end-shape="id34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37" draw:start-glue-point="10" draw:end-shape="id38" draw:end-glue-point="6" svg:d="M1531 19408h414v2h414" svg:viewBox="0 0 829 3">
          <text:p/>
        </draw:connector>
        <draw:custom-shape draw:style-name="gr1" draw:text-style-name="P1" xml:id="id43" draw:id="id43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39" draw:start-glue-point="10" draw:end-shape="id40" draw:end-glue-point="6" svg:d="M8469 19408h443v2h444" svg:viewBox="0 0 888 3">
          <text:p/>
        </draw:connector>
        <draw:custom-shape draw:style-name="gr1" draw:text-style-name="P1" xml:id="id41" draw:id="id41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41" draw:start-glue-point="10" draw:end-shape="id42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41" draw:start-glue-point="8" draw:end-shape="id43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41" draw:start-glue-point="8" draw:end-shape="id39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44" draw:start-glue-point="4" draw:end-shape="id42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42" draw:start-glue-point="8" draw:end-shape="id40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43" draw:start-glue-point="10" draw:end-shape="id44" draw:end-glue-point="6" svg:d="M6323 19408h414v2h414" svg:viewBox="0 0 829 3">
          <text:p/>
        </draw:connector>
        <draw:custom-shape draw:style-name="gr1" draw:text-style-name="P1" xml:id="id45" draw:id="id45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45" draw:start-glue-point="10" draw:end-shape="id46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45" draw:start-glue-point="8" draw:end-shape="id35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45" draw:start-glue-point="8" draw:end-shape="id41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36" draw:start-glue-point="4" draw:end-shape="id46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46" draw:start-glue-point="8" draw:end-shape="id42" draw:end-glue-point="4" svg:d="M6483 13591l2083 2018" svg:viewBox="0 0 2084 2019">
          <text:p/>
        </draw:connector>
        <draw:custom-shape draw:style-name="gr1" draw:text-style-name="P1" xml:id="id51" draw:id="id51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47" draw:start-glue-point="10" draw:end-shape="id48" draw:end-glue-point="6" svg:d="M13021 19408h443v2h443" svg:viewBox="0 0 887 3">
          <text:p/>
        </draw:connector>
        <draw:custom-shape draw:style-name="gr1" draw:text-style-name="P1" xml:id="id49" draw:id="id49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49" draw:start-glue-point="10" draw:end-shape="id50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49" draw:start-glue-point="8" draw:end-shape="id51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49" draw:start-glue-point="8" draw:end-shape="id47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52" draw:start-glue-point="4" draw:end-shape="id50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50" draw:start-glue-point="8" draw:end-shape="id48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51" draw:start-glue-point="10" draw:end-shape="id52" draw:end-glue-point="6" svg:d="M10874 19408h414v2h415" svg:viewBox="0 0 830 3">
          <text:p/>
        </draw:connector>
        <draw:custom-shape draw:style-name="gr1" draw:text-style-name="P1" xml:id="id57" draw:id="id57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53" draw:start-glue-point="10" draw:end-shape="id54" draw:end-glue-point="6" svg:d="M17813 19408h443v2h443" svg:viewBox="0 0 887 3">
          <text:p/>
        </draw:connector>
        <draw:custom-shape draw:style-name="gr1" draw:text-style-name="P1" xml:id="id55" draw:id="id55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55" draw:start-glue-point="10" draw:end-shape="id56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55" draw:start-glue-point="8" draw:end-shape="id57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55" draw:start-glue-point="8" draw:end-shape="id53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58" draw:start-glue-point="4" draw:end-shape="id56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56" draw:start-glue-point="8" draw:end-shape="id54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57" draw:start-glue-point="10" draw:end-shape="id58" draw:end-glue-point="6" svg:d="M15666 19408h414v2h414" svg:viewBox="0 0 829 3">
          <text:p/>
        </draw:connector>
        <draw:custom-shape draw:style-name="gr1" draw:text-style-name="P1" xml:id="id59" draw:id="id59" draw:layer="layout" svg:width="0.605cm" svg:height="1.134cm" svg:x="13.832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437cm" svg:y1="13.023cm" svg:x2="15.325cm" svg:y2="13.025cm" draw:start-shape="id59" draw:start-glue-point="10" draw:end-shape="id60" draw:end-glue-point="6" svg:d="M14437 13023h444v2h444" svg:viewBox="0 0 889 3">
          <text:p/>
        </draw:connector>
        <draw:connector draw:style-name="gr3" draw:text-style-name="P1" draw:layer="layout" draw:type="line" svg:x1="14.135cm" svg:y1="13.59cm" svg:x2="11.627cm" svg:y2="15.609cm" draw:start-shape="id59" draw:start-glue-point="8" draw:end-shape="id49" draw:end-glue-point="4" svg:d="M14135 13590l-2508 2019" svg:viewBox="0 0 2509 2020">
          <text:p/>
        </draw:connector>
        <draw:connector draw:style-name="gr3" draw:text-style-name="P1" draw:layer="layout" draw:type="line" svg:x1="14.135cm" svg:y1="13.59cm" svg:x2="16.418cm" svg:y2="15.609cm" draw:start-shape="id59" draw:start-glue-point="8" draw:end-shape="id55" draw:end-glue-point="4" svg:d="M14135 13590l2283 2019" svg:viewBox="0 0 2284 2020">
          <text:p/>
        </draw:connector>
        <draw:connector draw:style-name="gr4" draw:text-style-name="P1" draw:layer="layout" draw:type="line" svg:x1="13.118cm" svg:y1="15.609cm" svg:x2="15.627cm" svg:y2="13.591cm" draw:start-shape="id50" draw:start-glue-point="4" draw:end-shape="id60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60" draw:start-glue-point="8" draw:end-shape="id56" draw:end-glue-point="4" svg:d="M15627 13591l2283 2018" svg:viewBox="0 0 2284 2019">
          <text:p/>
        </draw:connector>
        <draw:custom-shape draw:style-name="gr1" draw:text-style-name="P1" xml:id="id61" draw:id="id61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683cm" svg:y1="9.261cm" svg:x2="4.992cm" svg:y2="12.456cm" draw:start-shape="id61" draw:start-glue-point="8" draw:end-shape="id45" draw:end-glue-point="4" svg:d="M9683 9261l-4691 3195" svg:viewBox="0 0 4692 3196">
          <text:p/>
        </draw:connector>
        <draw:connector draw:style-name="gr3" draw:text-style-name="P1" draw:layer="layout" draw:type="line" svg:x1="9.683cm" svg:y1="9.261cm" svg:x2="14.135cm" svg:y2="12.456cm" draw:start-shape="id61" draw:start-glue-point="8" draw:end-shape="id59" draw:end-glue-point="4" svg:d="M9683 9261l4452 3195" svg:viewBox="0 0 4453 3196">
          <text:p/>
        </draw:connector>
        <draw:custom-shape draw:style-name="gr1" draw:text-style-name="P1" xml:id="id62" draw:id="id62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62" draw:start-glue-point="10" draw:end-shape="id63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62" draw:start-glue-point="8" draw:end-shape="id61" draw:end-glue-point="4" svg:d="M303 5959l9380 2169" svg:viewBox="0 0 9381 2170">
          <text:p/>
        </draw:connector>
        <draw:connector draw:style-name="gr5" draw:text-style-name="P1" draw:layer="layout" draw:type="line" svg:x1="1.795cm" svg:y1="5.961cm" svg:x2="-1.085cm" svg:y2="6.773cm" draw:start-shape="id63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62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62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63" draw:end-glue-point="4" svg:d="M-1032 1984l2827 2844" svg:viewBox="0 0 2828 2845">
          <text:p/>
        </draw:connecto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" xml:id="id68" draw:id="id68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9" draw:id="id69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4" draw:id="id64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" draw:id="id65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64" draw:start-glue-point="10" draw:end-shape="id65" draw:end-glue-point="6" svg:d="M3678 19408h443v2h443" svg:viewBox="0 0 887 3">
          <text:p/>
        </draw:connector>
        <draw:custom-shape draw:style-name="gr8" draw:text-style-name="P1" xml:id="id66" draw:id="id66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7" draw:id="id67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66" draw:start-glue-point="10" draw:end-shape="id67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66" draw:start-glue-point="8" draw:end-shape="id68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66" draw:start-glue-point="8" draw:end-shape="id64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69" draw:start-glue-point="4" draw:end-shape="id67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67" draw:start-glue-point="8" draw:end-shape="id65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68" draw:start-glue-point="10" draw:end-shape="id69" draw:end-glue-point="6" svg:d="M1531 19408h414v2h414" svg:viewBox="0 0 829 3">
          <text:p/>
        </draw:connector>
        <draw:custom-shape draw:style-name="gr8" draw:text-style-name="P1" xml:id="id74" draw:id="id74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5" draw:id="id75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0" draw:id="id70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1" draw:id="id71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70" draw:start-glue-point="10" draw:end-shape="id71" draw:end-glue-point="6" svg:d="M8469 19408h443v2h444" svg:viewBox="0 0 888 3">
          <text:p/>
        </draw:connector>
        <draw:custom-shape draw:style-name="gr8" draw:text-style-name="P1" xml:id="id72" draw:id="id72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3" draw:id="id73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72" draw:start-glue-point="10" draw:end-shape="id73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72" draw:start-glue-point="8" draw:end-shape="id74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72" draw:start-glue-point="8" draw:end-shape="id70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75" draw:start-glue-point="4" draw:end-shape="id73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73" draw:start-glue-point="8" draw:end-shape="id71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74" draw:start-glue-point="10" draw:end-shape="id75" draw:end-glue-point="6" svg:d="M6323 19408h414v2h414" svg:viewBox="0 0 829 3">
          <text:p/>
        </draw:connector>
        <draw:custom-shape draw:style-name="gr8" draw:text-style-name="P1" xml:id="id76" draw:id="id76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" draw:id="id77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76" draw:start-glue-point="10" draw:end-shape="id77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76" draw:start-glue-point="8" draw:end-shape="id66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76" draw:start-glue-point="8" draw:end-shape="id72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67" draw:start-glue-point="4" draw:end-shape="id77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77" draw:start-glue-point="8" draw:end-shape="id73" draw:end-glue-point="4" svg:d="M6483 13591l2083 2018" svg:viewBox="0 0 2084 2019">
          <text:p/>
        </draw:connector>
        <draw:custom-shape draw:style-name="gr8" draw:text-style-name="P1" xml:id="id82" draw:id="id82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3" draw:id="id83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8" draw:id="id78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9" draw:id="id79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78" draw:start-glue-point="10" draw:end-shape="id79" draw:end-glue-point="6" svg:d="M13021 19408h443v2h443" svg:viewBox="0 0 887 3">
          <text:p/>
        </draw:connector>
        <draw:custom-shape draw:style-name="gr8" draw:text-style-name="P1" xml:id="id80" draw:id="id80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" draw:id="id81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80" draw:start-glue-point="10" draw:end-shape="id81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80" draw:start-glue-point="8" draw:end-shape="id82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80" draw:start-glue-point="8" draw:end-shape="id78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83" draw:start-glue-point="4" draw:end-shape="id81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81" draw:start-glue-point="8" draw:end-shape="id79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82" draw:start-glue-point="10" draw:end-shape="id83" draw:end-glue-point="6" svg:d="M10874 19408h414v2h415" svg:viewBox="0 0 830 3">
          <text:p/>
        </draw:connector>
        <draw:custom-shape draw:style-name="gr8" draw:text-style-name="P1" xml:id="id88" draw:id="id88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" draw:id="id89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4" draw:id="id84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84" draw:start-glue-point="10" draw:end-shape="id85" draw:end-glue-point="6" svg:d="M17813 19408h443v2h443" svg:viewBox="0 0 887 3">
          <text:p/>
        </draw:connector>
        <draw:custom-shape draw:style-name="gr8" draw:text-style-name="P1" xml:id="id86" draw:id="id86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7" draw:id="id87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86" draw:start-glue-point="10" draw:end-shape="id87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86" draw:start-glue-point="8" draw:end-shape="id88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86" draw:start-glue-point="8" draw:end-shape="id84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89" draw:start-glue-point="4" draw:end-shape="id87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87" draw:start-glue-point="8" draw:end-shape="id85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88" draw:start-glue-point="10" draw:end-shape="id89" draw:end-glue-point="6" svg:d="M15666 19408h414v2h414" svg:viewBox="0 0 829 3">
          <text:p/>
        </draw:connector>
        <draw:custom-shape draw:style-name="gr8" draw:text-style-name="P1" xml:id="id90" draw:id="id90" draw:layer="Layout" svg:width="0.605cm" svg:height="1.134cm" svg:x="10.922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1" draw:id="id91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27cm" svg:y1="8.695cm" svg:x2="15.325cm" svg:y2="13.025cm" draw:start-shape="id90" draw:start-glue-point="10" draw:end-shape="id91" draw:end-glue-point="6" svg:d="M11527 8695h1899v4330h1899" svg:viewBox="0 0 3799 4331">
          <text:p/>
        </draw:connector>
        <draw:connector draw:style-name="gr3" draw:text-style-name="P1" draw:layer="layout" draw:type="line" svg:x1="11.225cm" svg:y1="9.262cm" svg:x2="11.627cm" svg:y2="15.609cm" draw:start-shape="id90" draw:start-glue-point="8" draw:end-shape="id80" draw:end-glue-point="4" svg:d="M11225 9262l402 6347" svg:viewBox="0 0 403 6348">
          <text:p/>
        </draw:connector>
        <draw:connector draw:style-name="gr3" draw:text-style-name="P1" draw:layer="layout" draw:type="line" svg:x1="11.225cm" svg:y1="9.262cm" svg:x2="16.418cm" svg:y2="15.609cm" draw:start-shape="id90" draw:start-glue-point="8" draw:end-shape="id86" draw:end-glue-point="4" svg:d="M11225 9262l5193 6347" svg:viewBox="0 0 5194 6348">
          <text:p/>
        </draw:connector>
        <draw:connector draw:style-name="gr4" draw:text-style-name="P1" draw:layer="layout" draw:type="line" svg:x1="13.118cm" svg:y1="15.609cm" svg:x2="15.627cm" svg:y2="13.591cm" draw:start-shape="id81" draw:start-glue-point="4" draw:end-shape="id91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91" draw:start-glue-point="8" draw:end-shape="id87" draw:end-glue-point="4" svg:d="M15627 13591l2283 2018" svg:viewBox="0 0 2284 2019">
          <text:p/>
        </draw:connector>
        <draw:custom-shape draw:style-name="gr8" draw:text-style-name="P1" xml:id="id92" draw:id="id92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683cm" svg:y1="9.261cm" svg:x2="4.992cm" svg:y2="12.456cm" draw:start-shape="id92" draw:start-glue-point="8" draw:end-shape="id76" draw:end-glue-point="4" svg:d="M9683 9261l-4691 3195" svg:viewBox="0 0 4692 3196">
          <text:p/>
        </draw:connector>
        <draw:connector draw:style-name="gr3" draw:text-style-name="P1" draw:layer="layout" draw:type="line" svg:x1="9.683cm" svg:y1="9.261cm" svg:x2="11.225cm" svg:y2="8.128cm" draw:start-shape="id92" draw:start-glue-point="8" draw:end-shape="id90" draw:end-glue-point="4" svg:d="M9683 9261l1542-1133" svg:viewBox="0 0 1543 1134">
          <text:p/>
        </draw:connector>
        <draw:custom-shape draw:style-name="gr8" draw:text-style-name="P1" xml:id="id93" draw:id="id93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4" draw:id="id94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93" draw:start-glue-point="10" draw:end-shape="id94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93" draw:start-glue-point="8" draw:end-shape="id92" draw:end-glue-point="4" svg:d="M303 5959l9380 2169" svg:viewBox="0 0 9381 2170">
          <text:p/>
        </draw:connector>
        <draw:connector draw:style-name="gr5" draw:text-style-name="P1" draw:layer="layout" draw:type="line" svg:x1="1.795cm" svg:y1="5.961cm" svg:x2="-1.085cm" svg:y2="6.773cm" draw:start-shape="id94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93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93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94" draw:end-glue-point="4" svg:d="M-1032 1984l2827 2844" svg:viewBox="0 0 2828 2845">
          <text:p/>
        </draw:connecto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" xml:id="id99" draw:id="id99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0" draw:id="id100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5" draw:id="id95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6" draw:id="id96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95" draw:start-glue-point="10" draw:end-shape="id96" draw:end-glue-point="6" svg:d="M3678 19408h443v2h443" svg:viewBox="0 0 887 3">
          <text:p/>
        </draw:connector>
        <draw:custom-shape draw:style-name="gr8" draw:text-style-name="P1" xml:id="id97" draw:id="id97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" draw:id="id98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97" draw:start-glue-point="10" draw:end-shape="id98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97" draw:start-glue-point="8" draw:end-shape="id99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97" draw:start-glue-point="8" draw:end-shape="id95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100" draw:start-glue-point="4" draw:end-shape="id98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98" draw:start-glue-point="8" draw:end-shape="id96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99" draw:start-glue-point="10" draw:end-shape="id100" draw:end-glue-point="6" svg:d="M1531 19408h414v2h414" svg:viewBox="0 0 829 3">
          <text:p/>
        </draw:connector>
        <draw:custom-shape draw:style-name="gr8" draw:text-style-name="P1" xml:id="id105" draw:id="id105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6" draw:id="id106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1" draw:id="id101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" draw:id="id102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101" draw:start-glue-point="10" draw:end-shape="id102" draw:end-glue-point="6" svg:d="M8469 19408h443v2h444" svg:viewBox="0 0 888 3">
          <text:p/>
        </draw:connector>
        <draw:custom-shape draw:style-name="gr8" draw:text-style-name="P1" xml:id="id103" draw:id="id103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4" draw:id="id104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103" draw:start-glue-point="10" draw:end-shape="id104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103" draw:start-glue-point="8" draw:end-shape="id105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103" draw:start-glue-point="8" draw:end-shape="id101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106" draw:start-glue-point="4" draw:end-shape="id104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104" draw:start-glue-point="8" draw:end-shape="id102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105" draw:start-glue-point="10" draw:end-shape="id106" draw:end-glue-point="6" svg:d="M6323 19408h414v2h414" svg:viewBox="0 0 829 3">
          <text:p/>
        </draw:connector>
        <draw:custom-shape draw:style-name="gr8" draw:text-style-name="P1" xml:id="id107" draw:id="id107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8" draw:id="id108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107" draw:start-glue-point="10" draw:end-shape="id108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107" draw:start-glue-point="8" draw:end-shape="id97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107" draw:start-glue-point="8" draw:end-shape="id103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98" draw:start-glue-point="4" draw:end-shape="id108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108" draw:start-glue-point="8" draw:end-shape="id104" draw:end-glue-point="4" svg:d="M6483 13591l2083 2018" svg:viewBox="0 0 2084 2019">
          <text:p/>
        </draw:connector>
        <draw:custom-shape draw:style-name="gr8" draw:text-style-name="P1" xml:id="id113" draw:id="id113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4" draw:id="id114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9" draw:id="id109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0" draw:id="id110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109" draw:start-glue-point="10" draw:end-shape="id110" draw:end-glue-point="6" svg:d="M13021 19408h443v2h443" svg:viewBox="0 0 887 3">
          <text:p/>
        </draw:connector>
        <draw:custom-shape draw:style-name="gr8" draw:text-style-name="P1" xml:id="id111" draw:id="id111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2" draw:id="id112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111" draw:start-glue-point="10" draw:end-shape="id112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111" draw:start-glue-point="8" draw:end-shape="id113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111" draw:start-glue-point="8" draw:end-shape="id109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114" draw:start-glue-point="4" draw:end-shape="id112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112" draw:start-glue-point="8" draw:end-shape="id110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113" draw:start-glue-point="10" draw:end-shape="id114" draw:end-glue-point="6" svg:d="M10874 19408h414v2h415" svg:viewBox="0 0 830 3">
          <text:p/>
        </draw:connector>
        <draw:custom-shape draw:style-name="gr8" draw:text-style-name="P1" xml:id="id119" draw:id="id119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0" draw:id="id120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5" draw:id="id115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6" draw:id="id116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115" draw:start-glue-point="10" draw:end-shape="id116" draw:end-glue-point="6" svg:d="M17813 19408h443v2h443" svg:viewBox="0 0 887 3">
          <text:p/>
        </draw:connector>
        <draw:custom-shape draw:style-name="gr8" draw:text-style-name="P1" xml:id="id117" draw:id="id117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8" draw:id="id118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117" draw:start-glue-point="10" draw:end-shape="id118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117" draw:start-glue-point="8" draw:end-shape="id119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117" draw:start-glue-point="8" draw:end-shape="id115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120" draw:start-glue-point="4" draw:end-shape="id118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118" draw:start-glue-point="8" draw:end-shape="id116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119" draw:start-glue-point="10" draw:end-shape="id120" draw:end-glue-point="6" svg:d="M15666 19408h414v2h414" svg:viewBox="0 0 829 3">
          <text:p/>
        </draw:connector>
        <draw:custom-shape draw:style-name="gr8" draw:text-style-name="P1" xml:id="id121" draw:id="id121" draw:layer="Layout" svg:width="0.605cm" svg:height="1.134cm" svg:x="10.922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2" draw:id="id122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27cm" svg:y1="8.695cm" svg:x2="15.325cm" svg:y2="13.025cm" draw:start-shape="id121" draw:start-glue-point="10" draw:end-shape="id122" draw:end-glue-point="6" svg:d="M11527 8695h1899v4330h1899" svg:viewBox="0 0 3799 4331">
          <text:p/>
        </draw:connector>
        <draw:connector draw:style-name="gr3" draw:text-style-name="P1" draw:layer="layout" draw:type="line" svg:x1="11.225cm" svg:y1="9.262cm" svg:x2="11.627cm" svg:y2="15.609cm" draw:start-shape="id121" draw:start-glue-point="8" draw:end-shape="id111" draw:end-glue-point="4" svg:d="M11225 9262l402 6347" svg:viewBox="0 0 403 6348">
          <text:p/>
        </draw:connector>
        <draw:connector draw:style-name="gr3" draw:text-style-name="P1" draw:layer="layout" draw:type="line" svg:x1="11.225cm" svg:y1="9.262cm" svg:x2="16.418cm" svg:y2="15.609cm" draw:start-shape="id121" draw:start-glue-point="8" draw:end-shape="id117" draw:end-glue-point="4" svg:d="M11225 9262l5193 6347" svg:viewBox="0 0 5194 6348">
          <text:p/>
        </draw:connector>
        <draw:connector draw:style-name="gr4" draw:text-style-name="P1" draw:layer="layout" draw:type="line" svg:x1="13.118cm" svg:y1="15.609cm" svg:x2="15.627cm" svg:y2="13.591cm" draw:start-shape="id112" draw:start-glue-point="4" draw:end-shape="id122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122" draw:start-glue-point="8" draw:end-shape="id118" draw:end-glue-point="4" svg:d="M15627 13591l2283 2018" svg:viewBox="0 0 2284 2019">
          <text:p/>
        </draw:connector>
        <draw:custom-shape draw:style-name="gr8" draw:text-style-name="P1" xml:id="id123" draw:id="id123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683cm" svg:y1="9.261cm" svg:x2="4.992cm" svg:y2="12.456cm" draw:start-shape="id123" draw:start-glue-point="8" draw:end-shape="id107" draw:end-glue-point="4" svg:d="M9683 9261l-4691 3195" svg:viewBox="0 0 4692 3196">
          <text:p/>
        </draw:connector>
        <draw:connector draw:style-name="gr9" draw:text-style-name="P1" draw:layer="layout" draw:type="line" svg:x1="9.683cm" svg:y1="9.261cm" svg:x2="11.225cm" svg:y2="8.128cm" draw:start-shape="id123" draw:start-glue-point="8" draw:end-shape="id121" draw:end-glue-point="4" svg:d="M9683 9261l1542-1133" svg:viewBox="0 0 1543 1134">
          <text:p/>
        </draw:connector>
        <draw:custom-shape draw:style-name="gr8" draw:text-style-name="P1" xml:id="id124" draw:id="id124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5" draw:id="id125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124" draw:start-glue-point="10" draw:end-shape="id125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124" draw:start-glue-point="8" draw:end-shape="id123" draw:end-glue-point="4" svg:d="M303 5959l9380 2169" svg:viewBox="0 0 9381 2170">
          <text:p/>
        </draw:connector>
        <draw:connector draw:style-name="gr5" draw:text-style-name="P1" draw:layer="layout" draw:type="line" svg:x1="1.795cm" svg:y1="5.961cm" svg:x2="-1.085cm" svg:y2="6.773cm" draw:start-shape="id125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124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124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125" draw:end-glue-point="4" svg:d="M-1032 1984l2827 2844" svg:viewBox="0 0 2828 2845">
          <text:p/>
        </draw:connector>
        <draw:connector draw:style-name="gr6" draw:text-style-name="P1" draw:layer="layout" draw:type="line" svg:x1="1.795cm" svg:y1="5.961cm" svg:x2="11.225cm" svg:y2="8.128cm" draw:start-shape="id125" draw:start-glue-point="8" draw:end-shape="id121" draw:end-glue-point="4" svg:d="M1795 5961l9430 2167" svg:viewBox="0 0 9431 2168">
          <text:p/>
        </draw:connecto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" xml:id="id130" draw:id="id130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6" draw:id="id126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7" draw:id="id127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126" draw:start-glue-point="10" draw:end-shape="id127" draw:end-glue-point="6" svg:d="M3678 19408h443v2h443" svg:viewBox="0 0 887 3">
          <text:p/>
        </draw:connector>
        <draw:custom-shape draw:style-name="gr8" draw:text-style-name="P1" xml:id="id128" draw:id="id128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128" draw:start-glue-point="10" draw:end-shape="id129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128" draw:start-glue-point="8" draw:end-shape="id130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128" draw:start-glue-point="8" draw:end-shape="id126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131" draw:start-glue-point="4" draw:end-shape="id129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129" draw:start-glue-point="8" draw:end-shape="id127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130" draw:start-glue-point="10" draw:end-shape="id131" draw:end-glue-point="6" svg:d="M1531 19408h414v2h414" svg:viewBox="0 0 829 3">
          <text:p/>
        </draw:connector>
        <draw:custom-shape draw:style-name="gr8" draw:text-style-name="P1" xml:id="id136" draw:id="id136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7" draw:id="id137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2" draw:id="id132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3" draw:id="id133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132" draw:start-glue-point="10" draw:end-shape="id133" draw:end-glue-point="6" svg:d="M8469 19408h443v2h444" svg:viewBox="0 0 888 3">
          <text:p/>
        </draw:connector>
        <draw:custom-shape draw:style-name="gr8" draw:text-style-name="P1" xml:id="id134" draw:id="id134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5" draw:id="id135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134" draw:start-glue-point="10" draw:end-shape="id135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134" draw:start-glue-point="8" draw:end-shape="id136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134" draw:start-glue-point="8" draw:end-shape="id132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137" draw:start-glue-point="4" draw:end-shape="id135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135" draw:start-glue-point="8" draw:end-shape="id133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136" draw:start-glue-point="10" draw:end-shape="id137" draw:end-glue-point="6" svg:d="M6323 19408h414v2h414" svg:viewBox="0 0 829 3">
          <text:p/>
        </draw:connector>
        <draw:custom-shape draw:style-name="gr8" draw:text-style-name="P1" xml:id="id138" draw:id="id138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9" draw:id="id139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138" draw:start-glue-point="10" draw:end-shape="id139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138" draw:start-glue-point="8" draw:end-shape="id128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138" draw:start-glue-point="8" draw:end-shape="id134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129" draw:start-glue-point="4" draw:end-shape="id139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139" draw:start-glue-point="8" draw:end-shape="id135" draw:end-glue-point="4" svg:d="M6483 13591l2083 2018" svg:viewBox="0 0 2084 2019">
          <text:p/>
        </draw:connector>
        <draw:custom-shape draw:style-name="gr8" draw:text-style-name="P1" xml:id="id144" draw:id="id144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5" draw:id="id145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0" draw:id="id140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1" draw:id="id141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140" draw:start-glue-point="10" draw:end-shape="id141" draw:end-glue-point="6" svg:d="M13021 19408h443v2h443" svg:viewBox="0 0 887 3">
          <text:p/>
        </draw:connector>
        <draw:custom-shape draw:style-name="gr8" draw:text-style-name="P1" xml:id="id142" draw:id="id142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3" draw:id="id143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142" draw:start-glue-point="10" draw:end-shape="id143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142" draw:start-glue-point="8" draw:end-shape="id144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142" draw:start-glue-point="8" draw:end-shape="id140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145" draw:start-glue-point="4" draw:end-shape="id143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143" draw:start-glue-point="8" draw:end-shape="id141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144" draw:start-glue-point="10" draw:end-shape="id145" draw:end-glue-point="6" svg:d="M10874 19408h414v2h415" svg:viewBox="0 0 830 3">
          <text:p/>
        </draw:connector>
        <draw:custom-shape draw:style-name="gr8" draw:text-style-name="P1" xml:id="id150" draw:id="id150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1" draw:id="id151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6" draw:id="id146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7" draw:id="id147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146" draw:start-glue-point="10" draw:end-shape="id147" draw:end-glue-point="6" svg:d="M17813 19408h443v2h443" svg:viewBox="0 0 887 3">
          <text:p/>
        </draw:connector>
        <draw:custom-shape draw:style-name="gr8" draw:text-style-name="P1" xml:id="id148" draw:id="id148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9" draw:id="id149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148" draw:start-glue-point="10" draw:end-shape="id149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148" draw:start-glue-point="8" draw:end-shape="id150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148" draw:start-glue-point="8" draw:end-shape="id146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151" draw:start-glue-point="4" draw:end-shape="id149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149" draw:start-glue-point="8" draw:end-shape="id147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150" draw:start-glue-point="10" draw:end-shape="id151" draw:end-glue-point="6" svg:d="M15666 19408h414v2h414" svg:viewBox="0 0 829 3">
          <text:p/>
        </draw:connector>
        <draw:custom-shape draw:style-name="gr8" draw:text-style-name="P1" xml:id="id152" draw:id="id152" draw:layer="Layout" svg:width="0.605cm" svg:height="1.134cm" svg:x="10.922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3" draw:id="id153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27cm" svg:y1="8.695cm" svg:x2="15.325cm" svg:y2="13.025cm" draw:start-shape="id152" draw:start-glue-point="10" draw:end-shape="id153" draw:end-glue-point="6" svg:d="M11527 8695h1899v4330h1899" svg:viewBox="0 0 3799 4331">
          <text:p/>
        </draw:connector>
        <draw:connector draw:style-name="gr3" draw:text-style-name="P1" draw:layer="layout" draw:type="line" svg:x1="11.225cm" svg:y1="9.262cm" svg:x2="16.418cm" svg:y2="15.609cm" draw:start-shape="id152" draw:start-glue-point="8" draw:end-shape="id148" draw:end-glue-point="4" svg:d="M11225 9262l5193 6347" svg:viewBox="0 0 5194 6348">
          <text:p/>
        </draw:connector>
        <draw:connector draw:style-name="gr4" draw:text-style-name="P1" draw:layer="layout" draw:type="line" svg:x1="13.118cm" svg:y1="15.609cm" svg:x2="15.627cm" svg:y2="13.591cm" draw:start-shape="id143" draw:start-glue-point="4" draw:end-shape="id153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153" draw:start-glue-point="8" draw:end-shape="id149" draw:end-glue-point="4" svg:d="M15627 13591l2283 2018" svg:viewBox="0 0 2284 2019">
          <text:p/>
        </draw:connector>
        <draw:custom-shape draw:style-name="gr8" draw:text-style-name="P1" xml:id="id154" draw:id="id154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683cm" svg:y1="9.261cm" svg:x2="4.992cm" svg:y2="12.456cm" draw:start-shape="id154" draw:start-glue-point="8" draw:end-shape="id138" draw:end-glue-point="4" svg:d="M9683 9261l-4691 3195" svg:viewBox="0 0 4692 3196">
          <text:p/>
        </draw:connector>
        <draw:connector draw:style-name="gr9" draw:text-style-name="P1" draw:layer="layout" draw:type="line" svg:x1="9.683cm" svg:y1="9.261cm" svg:x2="11.225cm" svg:y2="8.128cm" draw:start-shape="id154" draw:start-glue-point="8" draw:end-shape="id152" draw:end-glue-point="4" svg:d="M9683 9261l1542-1133" svg:viewBox="0 0 1543 1134">
          <text:p/>
        </draw:connector>
        <draw:custom-shape draw:style-name="gr8" draw:text-style-name="P1" xml:id="id155" draw:id="id155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6" draw:id="id156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155" draw:start-glue-point="10" draw:end-shape="id156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155" draw:start-glue-point="8" draw:end-shape="id154" draw:end-glue-point="4" svg:d="M303 5959l9380 2169" svg:viewBox="0 0 9381 2170">
          <text:p/>
        </draw:connector>
        <draw:connector draw:style-name="gr5" draw:text-style-name="P1" draw:layer="layout" draw:type="line" svg:x1="1.795cm" svg:y1="5.961cm" svg:x2="-1.085cm" svg:y2="6.773cm" draw:start-shape="id156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155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155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156" draw:end-glue-point="4" svg:d="M-1032 1984l2827 2844" svg:viewBox="0 0 2828 2845">
          <text:p/>
        </draw:connector>
        <draw:connector draw:style-name="gr6" draw:text-style-name="P1" draw:layer="layout" draw:type="line" svg:x1="1.795cm" svg:y1="5.961cm" svg:x2="11.225cm" svg:y2="8.128cm" draw:start-shape="id156" draw:start-glue-point="8" draw:end-shape="id152" draw:end-glue-point="4" svg:d="M1795 5961l9430 2167" svg:viewBox="0 0 9431 2168">
          <text:p/>
        </draw:connecto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1" xml:id="id161" draw:id="id161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2" draw:id="id162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7" draw:id="id157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8" draw:id="id158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157" draw:start-glue-point="10" draw:end-shape="id158" draw:end-glue-point="6" svg:d="M3678 19408h443v2h443" svg:viewBox="0 0 887 3">
          <text:p/>
        </draw:connector>
        <draw:custom-shape draw:style-name="gr8" draw:text-style-name="P1" xml:id="id159" draw:id="id159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0" draw:id="id160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159" draw:start-glue-point="10" draw:end-shape="id160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159" draw:start-glue-point="8" draw:end-shape="id161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159" draw:start-glue-point="8" draw:end-shape="id157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162" draw:start-glue-point="4" draw:end-shape="id160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160" draw:start-glue-point="8" draw:end-shape="id158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161" draw:start-glue-point="10" draw:end-shape="id162" draw:end-glue-point="6" svg:d="M1531 19408h414v2h414" svg:viewBox="0 0 829 3">
          <text:p/>
        </draw:connector>
        <draw:custom-shape draw:style-name="gr8" draw:text-style-name="P1" xml:id="id167" draw:id="id167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8" draw:id="id168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3" draw:id="id163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4" draw:id="id164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163" draw:start-glue-point="10" draw:end-shape="id164" draw:end-glue-point="6" svg:d="M8469 19408h443v2h444" svg:viewBox="0 0 888 3">
          <text:p/>
        </draw:connector>
        <draw:custom-shape draw:style-name="gr8" draw:text-style-name="P1" xml:id="id165" draw:id="id165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6" draw:id="id166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165" draw:start-glue-point="10" draw:end-shape="id166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165" draw:start-glue-point="8" draw:end-shape="id167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165" draw:start-glue-point="8" draw:end-shape="id163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168" draw:start-glue-point="4" draw:end-shape="id166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166" draw:start-glue-point="8" draw:end-shape="id164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167" draw:start-glue-point="10" draw:end-shape="id168" draw:end-glue-point="6" svg:d="M6323 19408h414v2h414" svg:viewBox="0 0 829 3">
          <text:p/>
        </draw:connector>
        <draw:custom-shape draw:style-name="gr8" draw:text-style-name="P1" xml:id="id169" draw:id="id169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0" draw:id="id170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169" draw:start-glue-point="10" draw:end-shape="id170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169" draw:start-glue-point="8" draw:end-shape="id159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169" draw:start-glue-point="8" draw:end-shape="id165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160" draw:start-glue-point="4" draw:end-shape="id170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170" draw:start-glue-point="8" draw:end-shape="id166" draw:end-glue-point="4" svg:d="M6483 13591l2083 2018" svg:viewBox="0 0 2084 2019">
          <text:p/>
        </draw:connector>
        <draw:custom-shape draw:style-name="gr8" draw:text-style-name="P1" xml:id="id175" draw:id="id175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6" draw:id="id176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1" draw:id="id171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2" draw:id="id172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171" draw:start-glue-point="10" draw:end-shape="id172" draw:end-glue-point="6" svg:d="M13021 19408h443v2h443" svg:viewBox="0 0 887 3">
          <text:p/>
        </draw:connector>
        <draw:custom-shape draw:style-name="gr8" draw:text-style-name="P1" xml:id="id173" draw:id="id173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4" draw:id="id174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173" draw:start-glue-point="10" draw:end-shape="id174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173" draw:start-glue-point="8" draw:end-shape="id175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173" draw:start-glue-point="8" draw:end-shape="id171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176" draw:start-glue-point="4" draw:end-shape="id174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174" draw:start-glue-point="8" draw:end-shape="id172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175" draw:start-glue-point="10" draw:end-shape="id176" draw:end-glue-point="6" svg:d="M10874 19408h414v2h415" svg:viewBox="0 0 830 3">
          <text:p/>
        </draw:connector>
        <draw:custom-shape draw:style-name="gr8" draw:text-style-name="P1" xml:id="id181" draw:id="id181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2" draw:id="id182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7" draw:id="id177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8" draw:id="id178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177" draw:start-glue-point="10" draw:end-shape="id178" draw:end-glue-point="6" svg:d="M17813 19408h443v2h443" svg:viewBox="0 0 887 3">
          <text:p/>
        </draw:connector>
        <draw:custom-shape draw:style-name="gr8" draw:text-style-name="P1" xml:id="id179" draw:id="id179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0" draw:id="id180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179" draw:start-glue-point="10" draw:end-shape="id180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179" draw:start-glue-point="8" draw:end-shape="id181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179" draw:start-glue-point="8" draw:end-shape="id177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182" draw:start-glue-point="4" draw:end-shape="id180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180" draw:start-glue-point="8" draw:end-shape="id178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181" draw:start-glue-point="10" draw:end-shape="id182" draw:end-glue-point="6" svg:d="M15666 19408h414v2h414" svg:viewBox="0 0 829 3">
          <text:p/>
        </draw:connector>
        <draw:custom-shape draw:style-name="gr8" draw:text-style-name="P1" xml:id="id183" draw:id="id183" draw:layer="Layout" svg:width="0.605cm" svg:height="1.134cm" svg:x="10.922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4" draw:id="id184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27cm" svg:y1="8.695cm" svg:x2="15.325cm" svg:y2="13.025cm" draw:start-shape="id183" draw:start-glue-point="10" draw:end-shape="id184" draw:end-glue-point="6" svg:d="M11527 8695h1899v4330h1899" svg:viewBox="0 0 3799 4331">
          <text:p/>
        </draw:connector>
        <draw:connector draw:style-name="gr3" draw:text-style-name="P1" draw:layer="layout" draw:type="line" svg:x1="11.225cm" svg:y1="9.262cm" svg:x2="6.483cm" svg:y2="12.458cm" draw:start-shape="id183" draw:start-glue-point="8" draw:end-shape="id170" draw:end-glue-point="4" svg:d="M11225 9262l-4742 3196" svg:viewBox="0 0 4743 3197">
          <text:p/>
        </draw:connector>
        <draw:connector draw:style-name="gr3" draw:text-style-name="P1" draw:layer="layout" draw:type="line" svg:x1="11.225cm" svg:y1="9.262cm" svg:x2="16.418cm" svg:y2="15.609cm" draw:start-shape="id183" draw:start-glue-point="8" draw:end-shape="id179" draw:end-glue-point="4" svg:d="M11225 9262l5193 6347" svg:viewBox="0 0 5194 6348">
          <text:p/>
        </draw:connector>
        <draw:connector draw:style-name="gr4" draw:text-style-name="P1" draw:layer="layout" draw:type="line" svg:x1="13.118cm" svg:y1="15.609cm" svg:x2="15.627cm" svg:y2="13.591cm" draw:start-shape="id174" draw:start-glue-point="4" draw:end-shape="id184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184" draw:start-glue-point="8" draw:end-shape="id180" draw:end-glue-point="4" svg:d="M15627 13591l2283 2018" svg:viewBox="0 0 2284 2019">
          <text:p/>
        </draw:connector>
        <draw:custom-shape draw:style-name="gr8" draw:text-style-name="P1" xml:id="id185" draw:id="id185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683cm" svg:y1="9.261cm" svg:x2="4.992cm" svg:y2="12.456cm" draw:start-shape="id185" draw:start-glue-point="8" draw:end-shape="id169" draw:end-glue-point="4" svg:d="M9683 9261l-4691 3195" svg:viewBox="0 0 4692 3196">
          <text:p/>
        </draw:connector>
        <draw:connector draw:style-name="gr9" draw:text-style-name="P1" draw:layer="layout" draw:type="line" svg:x1="9.683cm" svg:y1="9.261cm" svg:x2="11.225cm" svg:y2="8.128cm" draw:start-shape="id185" draw:start-glue-point="8" draw:end-shape="id183" draw:end-glue-point="4" svg:d="M9683 9261l1542-1133" svg:viewBox="0 0 1543 1134">
          <text:p/>
        </draw:connector>
        <draw:custom-shape draw:style-name="gr8" draw:text-style-name="P1" xml:id="id186" draw:id="id186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7" draw:id="id187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186" draw:start-glue-point="10" draw:end-shape="id187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186" draw:start-glue-point="8" draw:end-shape="id185" draw:end-glue-point="4" svg:d="M303 5959l9380 2169" svg:viewBox="0 0 9381 2170">
          <text:p/>
        </draw:connector>
        <draw:connector draw:style-name="gr5" draw:text-style-name="P1" draw:layer="layout" draw:type="line" svg:x1="1.795cm" svg:y1="5.961cm" svg:x2="-1.085cm" svg:y2="6.773cm" draw:start-shape="id187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186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186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187" draw:end-glue-point="4" svg:d="M-1032 1984l2827 2844" svg:viewBox="0 0 2828 2845">
          <text:p/>
        </draw:connector>
        <draw:connector draw:style-name="gr6" draw:text-style-name="P1" draw:layer="layout" draw:type="line" svg:x1="1.795cm" svg:y1="5.961cm" svg:x2="11.225cm" svg:y2="8.128cm" draw:start-shape="id187" draw:start-glue-point="8" draw:end-shape="id183" draw:end-glue-point="4" svg:d="M1795 5961l9430 2167" svg:viewBox="0 0 9431 2168">
          <text:p/>
        </draw:connecto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" xml:id="id192" draw:id="id192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3" draw:id="id193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8" draw:id="id188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9" draw:id="id189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188" draw:start-glue-point="10" draw:end-shape="id189" draw:end-glue-point="6" svg:d="M3678 19408h443v2h443" svg:viewBox="0 0 887 3">
          <text:p/>
        </draw:connector>
        <draw:custom-shape draw:style-name="gr8" draw:text-style-name="P1" xml:id="id190" draw:id="id190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1" draw:id="id191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190" draw:start-glue-point="10" draw:end-shape="id191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190" draw:start-glue-point="8" draw:end-shape="id192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190" draw:start-glue-point="8" draw:end-shape="id188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193" draw:start-glue-point="4" draw:end-shape="id191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191" draw:start-glue-point="8" draw:end-shape="id189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192" draw:start-glue-point="10" draw:end-shape="id193" draw:end-glue-point="6" svg:d="M1531 19408h414v2h414" svg:viewBox="0 0 829 3">
          <text:p/>
        </draw:connector>
        <draw:custom-shape draw:style-name="gr8" draw:text-style-name="P1" xml:id="id198" draw:id="id198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9" draw:id="id199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4" draw:id="id194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5" draw:id="id195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194" draw:start-glue-point="10" draw:end-shape="id195" draw:end-glue-point="6" svg:d="M8469 19408h443v2h444" svg:viewBox="0 0 888 3">
          <text:p/>
        </draw:connector>
        <draw:custom-shape draw:style-name="gr8" draw:text-style-name="P1" xml:id="id196" draw:id="id196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7" draw:id="id197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196" draw:start-glue-point="10" draw:end-shape="id197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196" draw:start-glue-point="8" draw:end-shape="id198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196" draw:start-glue-point="8" draw:end-shape="id194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199" draw:start-glue-point="4" draw:end-shape="id197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197" draw:start-glue-point="8" draw:end-shape="id195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198" draw:start-glue-point="10" draw:end-shape="id199" draw:end-glue-point="6" svg:d="M6323 19408h414v2h414" svg:viewBox="0 0 829 3">
          <text:p/>
        </draw:connector>
        <draw:custom-shape draw:style-name="gr8" draw:text-style-name="P1" xml:id="id200" draw:id="id200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1" draw:id="id201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200" draw:start-glue-point="10" draw:end-shape="id201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200" draw:start-glue-point="8" draw:end-shape="id190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200" draw:start-glue-point="8" draw:end-shape="id196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191" draw:start-glue-point="4" draw:end-shape="id201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201" draw:start-glue-point="8" draw:end-shape="id197" draw:end-glue-point="4" svg:d="M6483 13591l2083 2018" svg:viewBox="0 0 2084 2019">
          <text:p/>
        </draw:connector>
        <draw:custom-shape draw:style-name="gr8" draw:text-style-name="P1" xml:id="id206" draw:id="id206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7" draw:id="id207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2" draw:id="id202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3" draw:id="id203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202" draw:start-glue-point="10" draw:end-shape="id203" draw:end-glue-point="6" svg:d="M13021 19408h443v2h443" svg:viewBox="0 0 887 3">
          <text:p/>
        </draw:connector>
        <draw:custom-shape draw:style-name="gr8" draw:text-style-name="P1" xml:id="id204" draw:id="id204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5" draw:id="id205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204" draw:start-glue-point="10" draw:end-shape="id205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204" draw:start-glue-point="8" draw:end-shape="id206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204" draw:start-glue-point="8" draw:end-shape="id202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207" draw:start-glue-point="4" draw:end-shape="id205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205" draw:start-glue-point="8" draw:end-shape="id203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206" draw:start-glue-point="10" draw:end-shape="id207" draw:end-glue-point="6" svg:d="M10874 19408h414v2h415" svg:viewBox="0 0 830 3">
          <text:p/>
        </draw:connector>
        <draw:custom-shape draw:style-name="gr8" draw:text-style-name="P1" xml:id="id212" draw:id="id212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3" draw:id="id213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8" draw:id="id208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9" draw:id="id209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208" draw:start-glue-point="10" draw:end-shape="id209" draw:end-glue-point="6" svg:d="M17813 19408h443v2h443" svg:viewBox="0 0 887 3">
          <text:p/>
        </draw:connector>
        <draw:custom-shape draw:style-name="gr8" draw:text-style-name="P1" xml:id="id210" draw:id="id210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1" draw:id="id211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210" draw:start-glue-point="10" draw:end-shape="id211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210" draw:start-glue-point="8" draw:end-shape="id212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210" draw:start-glue-point="8" draw:end-shape="id208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213" draw:start-glue-point="4" draw:end-shape="id211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211" draw:start-glue-point="8" draw:end-shape="id209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212" draw:start-glue-point="10" draw:end-shape="id213" draw:end-glue-point="6" svg:d="M15666 19408h414v2h414" svg:viewBox="0 0 829 3">
          <text:p/>
        </draw:connector>
        <draw:custom-shape draw:style-name="gr8" draw:text-style-name="P1" xml:id="id214" draw:id="id214" draw:layer="Layout" svg:width="0.605cm" svg:height="1.134cm" svg:x="10.922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5" draw:id="id215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27cm" svg:y1="8.695cm" svg:x2="15.325cm" svg:y2="13.025cm" draw:start-shape="id214" draw:start-glue-point="10" draw:end-shape="id215" draw:end-glue-point="6" svg:d="M11527 8695h1899v4330h1899" svg:viewBox="0 0 3799 4331">
          <text:p/>
        </draw:connector>
        <draw:connector draw:style-name="gr3" draw:text-style-name="P1" draw:layer="layout" draw:type="line" svg:x1="11.225cm" svg:y1="9.262cm" svg:x2="6.483cm" svg:y2="12.458cm" draw:start-shape="id214" draw:start-glue-point="8" draw:end-shape="id201" draw:end-glue-point="4" svg:d="M11225 9262l-4742 3196" svg:viewBox="0 0 4743 3197">
          <text:p/>
        </draw:connector>
        <draw:connector draw:style-name="gr4" draw:text-style-name="P1" draw:layer="layout" draw:type="line" svg:x1="13.118cm" svg:y1="15.609cm" svg:x2="15.627cm" svg:y2="13.591cm" draw:start-shape="id205" draw:start-glue-point="4" draw:end-shape="id215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215" draw:start-glue-point="8" draw:end-shape="id211" draw:end-glue-point="4" svg:d="M15627 13591l2283 2018" svg:viewBox="0 0 2284 2019">
          <text:p/>
        </draw:connector>
        <draw:custom-shape draw:style-name="gr8" draw:text-style-name="P1" xml:id="id216" draw:id="id216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683cm" svg:y1="9.261cm" svg:x2="4.992cm" svg:y2="12.456cm" draw:start-shape="id216" draw:start-glue-point="8" draw:end-shape="id200" draw:end-glue-point="4" svg:d="M9683 9261l-4691 3195" svg:viewBox="0 0 4692 3196">
          <text:p/>
        </draw:connector>
        <draw:connector draw:style-name="gr9" draw:text-style-name="P1" draw:layer="layout" draw:type="line" svg:x1="9.683cm" svg:y1="9.261cm" svg:x2="11.225cm" svg:y2="8.128cm" draw:start-shape="id216" draw:start-glue-point="8" draw:end-shape="id214" draw:end-glue-point="4" svg:d="M9683 9261l1542-1133" svg:viewBox="0 0 1543 1134">
          <text:p/>
        </draw:connector>
        <draw:custom-shape draw:style-name="gr8" draw:text-style-name="P1" xml:id="id217" draw:id="id217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8" draw:id="id218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217" draw:start-glue-point="10" draw:end-shape="id218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217" draw:start-glue-point="8" draw:end-shape="id216" draw:end-glue-point="4" svg:d="M303 5959l9380 2169" svg:viewBox="0 0 9381 2170">
          <text:p/>
        </draw:connector>
        <draw:connector draw:style-name="gr5" draw:text-style-name="P1" draw:layer="layout" draw:type="line" svg:x1="1.795cm" svg:y1="5.961cm" svg:x2="-1.085cm" svg:y2="6.773cm" draw:start-shape="id218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217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217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218" draw:end-glue-point="4" svg:d="M-1032 1984l2827 2844" svg:viewBox="0 0 2828 2845">
          <text:p/>
        </draw:connector>
        <draw:connector draw:style-name="gr6" draw:text-style-name="P1" draw:layer="layout" draw:type="line" svg:x1="1.795cm" svg:y1="5.961cm" svg:x2="11.225cm" svg:y2="8.128cm" draw:start-shape="id218" draw:start-glue-point="8" draw:end-shape="id214" draw:end-glue-point="4" svg:d="M1795 5961l9430 2167" svg:viewBox="0 0 9431 2168">
          <text:p/>
        </draw:connecto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" xml:id="id223" draw:id="id223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4" draw:id="id224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9" draw:id="id219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0" draw:id="id220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219" draw:start-glue-point="10" draw:end-shape="id220" draw:end-glue-point="6" svg:d="M3678 19408h443v2h443" svg:viewBox="0 0 887 3">
          <text:p/>
        </draw:connector>
        <draw:custom-shape draw:style-name="gr8" draw:text-style-name="P1" xml:id="id221" draw:id="id221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2" draw:id="id222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221" draw:start-glue-point="10" draw:end-shape="id222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221" draw:start-glue-point="8" draw:end-shape="id223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221" draw:start-glue-point="8" draw:end-shape="id219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224" draw:start-glue-point="4" draw:end-shape="id222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222" draw:start-glue-point="8" draw:end-shape="id220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223" draw:start-glue-point="10" draw:end-shape="id224" draw:end-glue-point="6" svg:d="M1531 19408h414v2h414" svg:viewBox="0 0 829 3">
          <text:p/>
        </draw:connector>
        <draw:custom-shape draw:style-name="gr8" draw:text-style-name="P1" xml:id="id229" draw:id="id229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0" draw:id="id230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5" draw:id="id225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6" draw:id="id226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225" draw:start-glue-point="10" draw:end-shape="id226" draw:end-glue-point="6" svg:d="M8469 19408h443v2h444" svg:viewBox="0 0 888 3">
          <text:p/>
        </draw:connector>
        <draw:custom-shape draw:style-name="gr8" draw:text-style-name="P1" xml:id="id227" draw:id="id227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8" draw:id="id228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227" draw:start-glue-point="10" draw:end-shape="id228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227" draw:start-glue-point="8" draw:end-shape="id229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227" draw:start-glue-point="8" draw:end-shape="id225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230" draw:start-glue-point="4" draw:end-shape="id228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228" draw:start-glue-point="8" draw:end-shape="id226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229" draw:start-glue-point="10" draw:end-shape="id230" draw:end-glue-point="6" svg:d="M6323 19408h414v2h414" svg:viewBox="0 0 829 3">
          <text:p/>
        </draw:connector>
        <draw:custom-shape draw:style-name="gr8" draw:text-style-name="P1" xml:id="id231" draw:id="id231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2" draw:id="id232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231" draw:start-glue-point="10" draw:end-shape="id232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231" draw:start-glue-point="8" draw:end-shape="id221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231" draw:start-glue-point="8" draw:end-shape="id227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222" draw:start-glue-point="4" draw:end-shape="id232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232" draw:start-glue-point="8" draw:end-shape="id228" draw:end-glue-point="4" svg:d="M6483 13591l2083 2018" svg:viewBox="0 0 2084 2019">
          <text:p/>
        </draw:connector>
        <draw:custom-shape draw:style-name="gr8" draw:text-style-name="P1" xml:id="id237" draw:id="id237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8" draw:id="id238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3" draw:id="id233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4" draw:id="id234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233" draw:start-glue-point="10" draw:end-shape="id234" draw:end-glue-point="6" svg:d="M13021 19408h443v2h443" svg:viewBox="0 0 887 3">
          <text:p/>
        </draw:connector>
        <draw:custom-shape draw:style-name="gr8" draw:text-style-name="P1" xml:id="id235" draw:id="id235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6" draw:id="id236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235" draw:start-glue-point="10" draw:end-shape="id236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235" draw:start-glue-point="8" draw:end-shape="id237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235" draw:start-glue-point="8" draw:end-shape="id233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238" draw:start-glue-point="4" draw:end-shape="id236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236" draw:start-glue-point="8" draw:end-shape="id234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237" draw:start-glue-point="10" draw:end-shape="id238" draw:end-glue-point="6" svg:d="M10874 19408h414v2h415" svg:viewBox="0 0 830 3">
          <text:p/>
        </draw:connector>
        <draw:custom-shape draw:style-name="gr8" draw:text-style-name="P1" xml:id="id243" draw:id="id243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4" draw:id="id244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9" draw:id="id239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0" draw:id="id240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239" draw:start-glue-point="10" draw:end-shape="id240" draw:end-glue-point="6" svg:d="M17813 19408h443v2h443" svg:viewBox="0 0 887 3">
          <text:p/>
        </draw:connector>
        <draw:custom-shape draw:style-name="gr8" draw:text-style-name="P1" xml:id="id241" draw:id="id241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2" draw:id="id242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241" draw:start-glue-point="10" draw:end-shape="id242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241" draw:start-glue-point="8" draw:end-shape="id243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241" draw:start-glue-point="8" draw:end-shape="id239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244" draw:start-glue-point="4" draw:end-shape="id242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242" draw:start-glue-point="8" draw:end-shape="id240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243" draw:start-glue-point="10" draw:end-shape="id244" draw:end-glue-point="6" svg:d="M15666 19408h414v2h414" svg:viewBox="0 0 829 3">
          <text:p/>
        </draw:connector>
        <draw:custom-shape draw:style-name="gr8" draw:text-style-name="P1" xml:id="id245" draw:id="id245" draw:layer="Layout" svg:width="0.605cm" svg:height="1.134cm" svg:x="10.922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6" draw:id="id246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225cm" svg:y1="9.262cm" svg:x2="6.483cm" svg:y2="12.458cm" draw:start-shape="id245" draw:start-glue-point="8" draw:end-shape="id232" draw:end-glue-point="4" svg:d="M11225 9262l-4742 3196" svg:viewBox="0 0 4743 3197">
          <text:p/>
        </draw:connector>
        <draw:connector draw:style-name="gr3" draw:text-style-name="P1" draw:layer="layout" draw:type="line" svg:x1="11.225cm" svg:y1="9.262cm" svg:x2="15.627cm" svg:y2="12.458cm" draw:start-shape="id245" draw:start-glue-point="8" draw:end-shape="id246" draw:end-glue-point="4" svg:d="M11225 9262l4402 3196" svg:viewBox="0 0 4403 3197">
          <text:p/>
        </draw:connector>
        <draw:connector draw:style-name="gr4" draw:text-style-name="P1" draw:layer="layout" draw:type="line" svg:x1="13.118cm" svg:y1="15.609cm" svg:x2="15.627cm" svg:y2="13.591cm" draw:start-shape="id236" draw:start-glue-point="4" draw:end-shape="id246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246" draw:start-glue-point="8" draw:end-shape="id242" draw:end-glue-point="4" svg:d="M15627 13591l2283 2018" svg:viewBox="0 0 2284 2019">
          <text:p/>
        </draw:connector>
        <draw:custom-shape draw:style-name="gr8" draw:text-style-name="P1" xml:id="id247" draw:id="id247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683cm" svg:y1="9.261cm" svg:x2="4.992cm" svg:y2="12.456cm" draw:start-shape="id247" draw:start-glue-point="8" draw:end-shape="id231" draw:end-glue-point="4" svg:d="M9683 9261l-4691 3195" svg:viewBox="0 0 4692 3196">
          <text:p/>
        </draw:connector>
        <draw:connector draw:style-name="gr9" draw:text-style-name="P1" draw:layer="layout" draw:type="line" svg:x1="9.683cm" svg:y1="9.261cm" svg:x2="11.225cm" svg:y2="8.128cm" draw:start-shape="id247" draw:start-glue-point="8" draw:end-shape="id245" draw:end-glue-point="4" svg:d="M9683 9261l1542-1133" svg:viewBox="0 0 1543 1134">
          <text:p/>
        </draw:connector>
        <draw:custom-shape draw:style-name="gr8" draw:text-style-name="P1" xml:id="id248" draw:id="id248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9" draw:id="id249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248" draw:start-glue-point="10" draw:end-shape="id249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248" draw:start-glue-point="8" draw:end-shape="id247" draw:end-glue-point="4" svg:d="M303 5959l9380 2169" svg:viewBox="0 0 9381 2170">
          <text:p/>
        </draw:connector>
        <draw:connector draw:style-name="gr5" draw:text-style-name="P1" draw:layer="layout" draw:type="line" svg:x1="1.795cm" svg:y1="5.961cm" svg:x2="-1.085cm" svg:y2="6.773cm" draw:start-shape="id249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248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248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249" draw:end-glue-point="4" svg:d="M-1032 1984l2827 2844" svg:viewBox="0 0 2828 2845">
          <text:p/>
        </draw:connector>
        <draw:connector draw:style-name="gr6" draw:text-style-name="P1" draw:layer="layout" draw:type="line" svg:x1="1.795cm" svg:y1="5.961cm" svg:x2="11.225cm" svg:y2="8.128cm" draw:start-shape="id249" draw:start-glue-point="8" draw:end-shape="id245" draw:end-glue-point="4" svg:d="M1795 5961l9430 2167" svg:viewBox="0 0 9431 2168">
          <text:p/>
        </draw:connecto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8" draw:text-style-name="P1" xml:id="id254" draw:id="id254" draw:layer="Layout" svg:width="0.605cm" svg:height="1.133cm" svg:x="0.92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5" draw:id="id255" draw:layer="Layout" svg:width="0.605cm" svg:height="1.133cm" svg:x="2.35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0" draw:id="id250" draw:layer="Layout" svg:width="0.605cm" svg:height="1.133cm" svg:x="3.073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1" draw:id="id251" draw:layer="Layout" svg:width="0.605cm" svg:height="1.133cm" svg:x="4.56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78cm" svg:y1="19.408cm" svg:x2="4.564cm" svg:y2="19.41cm" draw:start-shape="id250" draw:start-glue-point="10" draw:end-shape="id251" draw:end-glue-point="6" svg:d="M3678 19408h443v2h443" svg:viewBox="0 0 887 3">
          <text:p/>
        </draw:connector>
        <draw:custom-shape draw:style-name="gr8" draw:text-style-name="P1" xml:id="id252" draw:id="id252" draw:layer="Layout" svg:width="0.605cm" svg:height="1.133cm" svg:x="2.05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3" draw:id="id253" draw:layer="Layout" svg:width="0.605cm" svg:height="1.133cm" svg:x="3.54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8cm" svg:y1="16.176cm" svg:x2="3.545cm" svg:y2="16.176cm" draw:start-shape="id252" draw:start-glue-point="10" draw:end-shape="id253" draw:end-glue-point="6" svg:d="M2658 16176h887" svg:viewBox="0 0 888 1">
          <text:p/>
        </draw:connector>
        <draw:connector draw:style-name="gr3" draw:text-style-name="P1" draw:layer="layout" draw:type="line" svg:x1="2.356cm" svg:y1="16.742cm" svg:x2="1.229cm" svg:y2="18.841cm" draw:start-shape="id252" draw:start-glue-point="8" draw:end-shape="id254" draw:end-glue-point="4" svg:d="M2356 16742l-1127 2099" svg:viewBox="0 0 1128 2100">
          <text:p/>
        </draw:connector>
        <draw:connector draw:style-name="gr3" draw:text-style-name="P1" draw:layer="layout" draw:type="line" svg:x1="2.356cm" svg:y1="16.742cm" svg:x2="3.376cm" svg:y2="18.841cm" draw:start-shape="id252" draw:start-glue-point="8" draw:end-shape="id250" draw:end-glue-point="4" svg:d="M2356 16742l1020 2099" svg:viewBox="0 0 1021 2100">
          <text:p/>
        </draw:connector>
        <draw:connector draw:style-name="gr4" draw:text-style-name="P1" draw:layer="layout" draw:type="line" svg:x1="2.662cm" svg:y1="18.843cm" svg:x2="3.848cm" svg:y2="16.742cm" draw:start-shape="id255" draw:start-glue-point="4" draw:end-shape="id253" draw:end-glue-point="8" svg:d="M2662 18843l1186-2101" svg:viewBox="0 0 1187 2102">
          <text:p/>
        </draw:connector>
        <draw:connector draw:style-name="gr3" draw:text-style-name="P1" draw:layer="layout" draw:type="line" svg:x1="3.848cm" svg:y1="16.742cm" svg:x2="4.867cm" svg:y2="18.843cm" draw:start-shape="id253" draw:start-glue-point="8" draw:end-shape="id251" draw:end-glue-point="4" svg:d="M3848 16742l1019 2101" svg:viewBox="0 0 1020 2102">
          <text:p/>
        </draw:connector>
        <draw:connector draw:style-name="gr2" draw:text-style-name="P1" draw:layer="layout" svg:x1="1.531cm" svg:y1="19.408cm" svg:x2="2.359cm" svg:y2="19.41cm" draw:start-shape="id254" draw:start-glue-point="10" draw:end-shape="id255" draw:end-glue-point="6" svg:d="M1531 19408h414v2h414" svg:viewBox="0 0 829 3">
          <text:p/>
        </draw:connector>
        <draw:custom-shape draw:style-name="gr8" draw:text-style-name="P1" xml:id="id260" draw:id="id260" draw:layer="Layout" svg:width="0.605cm" svg:height="1.133cm" svg:x="5.71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61" draw:id="id261" draw:layer="Layout" svg:width="0.605cm" svg:height="1.133cm" svg:x="7.151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6" draw:id="id256" draw:layer="Layout" svg:width="0.605cm" svg:height="1.133cm" svg:x="7.864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7" draw:id="id257" draw:layer="Layout" svg:width="0.605cm" svg:height="1.133cm" svg:x="9.356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69cm" svg:y1="19.408cm" svg:x2="9.356cm" svg:y2="19.41cm" draw:start-shape="id256" draw:start-glue-point="10" draw:end-shape="id257" draw:end-glue-point="6" svg:d="M8469 19408h443v2h444" svg:viewBox="0 0 888 3">
          <text:p/>
        </draw:connector>
        <draw:custom-shape draw:style-name="gr8" draw:text-style-name="P1" xml:id="id258" draw:id="id258" draw:layer="Layout" svg:width="0.605cm" svg:height="1.133cm" svg:x="6.772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9" draw:id="id259" draw:layer="Layout" svg:width="0.605cm" svg:height="1.133cm" svg:x="8.263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77cm" svg:y1="16.176cm" svg:x2="8.263cm" svg:y2="16.176cm" draw:start-shape="id258" draw:start-glue-point="10" draw:end-shape="id259" draw:end-glue-point="6" svg:d="M7377 16176h886" svg:viewBox="0 0 887 1">
          <text:p/>
        </draw:connector>
        <draw:connector draw:style-name="gr3" draw:text-style-name="P1" draw:layer="layout" draw:type="line" svg:x1="7.075cm" svg:y1="16.742cm" svg:x2="6.021cm" svg:y2="18.841cm" draw:start-shape="id258" draw:start-glue-point="8" draw:end-shape="id260" draw:end-glue-point="4" svg:d="M7075 16742l-1054 2099" svg:viewBox="0 0 1055 2100">
          <text:p/>
        </draw:connector>
        <draw:connector draw:style-name="gr3" draw:text-style-name="P1" draw:layer="layout" draw:type="line" svg:x1="7.075cm" svg:y1="16.742cm" svg:x2="8.167cm" svg:y2="18.841cm" draw:start-shape="id258" draw:start-glue-point="8" draw:end-shape="id256" draw:end-glue-point="4" svg:d="M7075 16742l1092 2099" svg:viewBox="0 0 1093 2100">
          <text:p/>
        </draw:connector>
        <draw:connector draw:style-name="gr4" draw:text-style-name="P1" draw:layer="layout" draw:type="line" svg:x1="7.454cm" svg:y1="18.843cm" svg:x2="8.566cm" svg:y2="16.742cm" draw:start-shape="id261" draw:start-glue-point="4" draw:end-shape="id259" draw:end-glue-point="8" svg:d="M7454 18843l1112-2101" svg:viewBox="0 0 1113 2102">
          <text:p/>
        </draw:connector>
        <draw:connector draw:style-name="gr3" draw:text-style-name="P1" draw:layer="layout" draw:type="line" svg:x1="8.566cm" svg:y1="16.742cm" svg:x2="9.659cm" svg:y2="18.843cm" draw:start-shape="id259" draw:start-glue-point="8" draw:end-shape="id257" draw:end-glue-point="4" svg:d="M8566 16742l1093 2101" svg:viewBox="0 0 1094 2102">
          <text:p/>
        </draw:connector>
        <draw:connector draw:style-name="gr2" draw:text-style-name="P1" draw:layer="layout" svg:x1="6.323cm" svg:y1="19.408cm" svg:x2="7.151cm" svg:y2="19.41cm" draw:start-shape="id260" draw:start-glue-point="10" draw:end-shape="id261" draw:end-glue-point="6" svg:d="M6323 19408h414v2h414" svg:viewBox="0 0 829 3">
          <text:p/>
        </draw:connector>
        <draw:custom-shape draw:style-name="gr8" draw:text-style-name="P1" xml:id="id262" draw:id="id262" draw:layer="Layout" svg:width="0.605cm" svg:height="1.134cm" svg:x="4.689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63" draw:id="id263" draw:layer="Layout" svg:width="0.605cm" svg:height="1.133cm" svg:x="6.18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94cm" svg:y1="13.023cm" svg:x2="6.18cm" svg:y2="13.025cm" draw:start-shape="id262" draw:start-glue-point="10" draw:end-shape="id263" draw:end-glue-point="6" svg:d="M5294 13023h443v2h443" svg:viewBox="0 0 887 3">
          <text:p/>
        </draw:connector>
        <draw:connector draw:style-name="gr3" draw:text-style-name="P1" draw:layer="layout" draw:type="line" svg:x1="4.992cm" svg:y1="13.59cm" svg:x2="2.356cm" svg:y2="15.609cm" draw:start-shape="id262" draw:start-glue-point="8" draw:end-shape="id252" draw:end-glue-point="4" svg:d="M4992 13590l-2636 2019" svg:viewBox="0 0 2637 2020">
          <text:p/>
        </draw:connector>
        <draw:connector draw:style-name="gr3" draw:text-style-name="P1" draw:layer="layout" draw:type="line" svg:x1="4.992cm" svg:y1="13.59cm" svg:x2="7.075cm" svg:y2="15.609cm" draw:start-shape="id262" draw:start-glue-point="8" draw:end-shape="id258" draw:end-glue-point="4" svg:d="M4992 13590l2083 2019" svg:viewBox="0 0 2084 2020">
          <text:p/>
        </draw:connector>
        <draw:connector draw:style-name="gr4" draw:text-style-name="P1" draw:layer="layout" draw:type="line" svg:x1="3.848cm" svg:y1="15.609cm" svg:x2="6.483cm" svg:y2="13.591cm" draw:start-shape="id253" draw:start-glue-point="4" draw:end-shape="id263" draw:end-glue-point="8" svg:d="M3848 15609l2635-2018" svg:viewBox="0 0 2636 2019">
          <text:p/>
        </draw:connector>
        <draw:connector draw:style-name="gr3" draw:text-style-name="P1" draw:layer="layout" draw:type="line" svg:x1="6.483cm" svg:y1="13.591cm" svg:x2="8.566cm" svg:y2="15.609cm" draw:start-shape="id263" draw:start-glue-point="8" draw:end-shape="id259" draw:end-glue-point="4" svg:d="M6483 13591l2083 2018" svg:viewBox="0 0 2084 2019">
          <text:p/>
        </draw:connector>
        <draw:custom-shape draw:style-name="gr8" draw:text-style-name="P1" xml:id="id268" draw:id="id268" draw:layer="Layout" svg:width="0.605cm" svg:height="1.133cm" svg:x="10.269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69" draw:id="id269" draw:layer="Layout" svg:width="0.605cm" svg:height="1.133cm" svg:x="11.703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64" draw:id="id264" draw:layer="Layout" svg:width="0.605cm" svg:height="1.133cm" svg:x="12.41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65" draw:id="id265" draw:layer="Layout" svg:width="0.605cm" svg:height="1.133cm" svg:x="13.907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21cm" svg:y1="19.408cm" svg:x2="13.907cm" svg:y2="19.41cm" draw:start-shape="id264" draw:start-glue-point="10" draw:end-shape="id265" draw:end-glue-point="6" svg:d="M13021 19408h443v2h443" svg:viewBox="0 0 887 3">
          <text:p/>
        </draw:connector>
        <draw:custom-shape draw:style-name="gr8" draw:text-style-name="P1" xml:id="id266" draw:id="id266" draw:layer="Layout" svg:width="0.605cm" svg:height="1.133cm" svg:x="11.324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67" draw:id="id267" draw:layer="Layout" svg:width="0.605cm" svg:height="1.133cm" svg:x="12.8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29cm" svg:y1="16.176cm" svg:x2="12.815cm" svg:y2="16.176cm" draw:start-shape="id266" draw:start-glue-point="10" draw:end-shape="id267" draw:end-glue-point="6" svg:d="M11929 16176h886" svg:viewBox="0 0 887 1">
          <text:p/>
        </draw:connector>
        <draw:connector draw:style-name="gr3" draw:text-style-name="P1" draw:layer="layout" draw:type="line" svg:x1="11.627cm" svg:y1="16.742cm" svg:x2="10.572cm" svg:y2="18.841cm" draw:start-shape="id266" draw:start-glue-point="8" draw:end-shape="id268" draw:end-glue-point="4" svg:d="M11627 16742l-1055 2099" svg:viewBox="0 0 1056 2100">
          <text:p/>
        </draw:connector>
        <draw:connector draw:style-name="gr3" draw:text-style-name="P1" draw:layer="layout" draw:type="line" svg:x1="11.627cm" svg:y1="16.742cm" svg:x2="12.719cm" svg:y2="18.841cm" draw:start-shape="id266" draw:start-glue-point="8" draw:end-shape="id264" draw:end-glue-point="4" svg:d="M11627 16742l1092 2099" svg:viewBox="0 0 1093 2100">
          <text:p/>
        </draw:connector>
        <draw:connector draw:style-name="gr4" draw:text-style-name="P1" draw:layer="layout" draw:type="line" svg:x1="12.006cm" svg:y1="18.843cm" svg:x2="13.118cm" svg:y2="16.742cm" draw:start-shape="id269" draw:start-glue-point="4" draw:end-shape="id267" draw:end-glue-point="8" svg:d="M12006 18843l1112-2101" svg:viewBox="0 0 1113 2102">
          <text:p/>
        </draw:connector>
        <draw:connector draw:style-name="gr3" draw:text-style-name="P1" draw:layer="layout" draw:type="line" svg:x1="13.118cm" svg:y1="16.742cm" svg:x2="14.21cm" svg:y2="18.843cm" draw:start-shape="id267" draw:start-glue-point="8" draw:end-shape="id265" draw:end-glue-point="4" svg:d="M13118 16742l1092 2101" svg:viewBox="0 0 1093 2102">
          <text:p/>
        </draw:connector>
        <draw:connector draw:style-name="gr2" draw:text-style-name="P1" draw:layer="layout" svg:x1="10.874cm" svg:y1="19.408cm" svg:x2="11.703cm" svg:y2="19.41cm" draw:start-shape="id268" draw:start-glue-point="10" draw:end-shape="id269" draw:end-glue-point="6" svg:d="M10874 19408h414v2h415" svg:viewBox="0 0 830 3">
          <text:p/>
        </draw:connector>
        <draw:custom-shape draw:style-name="gr8" draw:text-style-name="P1" xml:id="id274" draw:id="id274" draw:layer="Layout" svg:width="0.605cm" svg:height="1.133cm" svg:x="15.061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75" draw:id="id275" draw:layer="Layout" svg:width="0.605cm" svg:height="1.133cm" svg:x="16.494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70" draw:id="id270" draw:layer="Layout" svg:width="0.605cm" svg:height="1.133cm" svg:x="17.208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71" draw:id="id271" draw:layer="Layout" svg:width="0.605cm" svg:height="1.133cm" svg:x="18.699cm" svg:y="18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13cm" svg:y1="19.408cm" svg:x2="18.699cm" svg:y2="19.41cm" draw:start-shape="id270" draw:start-glue-point="10" draw:end-shape="id271" draw:end-glue-point="6" svg:d="M17813 19408h443v2h443" svg:viewBox="0 0 887 3">
          <text:p/>
        </draw:connector>
        <draw:custom-shape draw:style-name="gr8" draw:text-style-name="P1" xml:id="id272" draw:id="id272" draw:layer="Layout" svg:width="0.605cm" svg:height="1.133cm" svg:x="16.115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73" draw:id="id273" draw:layer="Layout" svg:width="0.605cm" svg:height="1.133cm" svg:x="17.607cm" svg:y="1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72cm" svg:y1="16.176cm" svg:x2="17.607cm" svg:y2="16.176cm" draw:start-shape="id272" draw:start-glue-point="10" draw:end-shape="id273" draw:end-glue-point="6" svg:d="M16720 16176h887" svg:viewBox="0 0 888 1">
          <text:p/>
        </draw:connector>
        <draw:connector draw:style-name="gr3" draw:text-style-name="P1" draw:layer="layout" draw:type="line" svg:x1="16.418cm" svg:y1="16.742cm" svg:x2="15.364cm" svg:y2="18.841cm" draw:start-shape="id272" draw:start-glue-point="8" draw:end-shape="id274" draw:end-glue-point="4" svg:d="M16418 16742l-1054 2099" svg:viewBox="0 0 1055 2100">
          <text:p/>
        </draw:connector>
        <draw:connector draw:style-name="gr3" draw:text-style-name="P1" draw:layer="layout" draw:type="line" svg:x1="16.418cm" svg:y1="16.742cm" svg:x2="17.511cm" svg:y2="18.841cm" draw:start-shape="id272" draw:start-glue-point="8" draw:end-shape="id270" draw:end-glue-point="4" svg:d="M16418 16742l1093 2099" svg:viewBox="0 0 1094 2100">
          <text:p/>
        </draw:connector>
        <draw:connector draw:style-name="gr4" draw:text-style-name="P1" draw:layer="layout" draw:type="line" svg:x1="16.797cm" svg:y1="18.843cm" svg:x2="17.91cm" svg:y2="16.742cm" draw:start-shape="id275" draw:start-glue-point="4" draw:end-shape="id273" draw:end-glue-point="8" svg:d="M16797 18843l1113-2101" svg:viewBox="0 0 1114 2102">
          <text:p/>
        </draw:connector>
        <draw:connector draw:style-name="gr3" draw:text-style-name="P1" draw:layer="layout" draw:type="line" svg:x1="17.91cm" svg:y1="16.742cm" svg:x2="19.002cm" svg:y2="18.843cm" draw:start-shape="id273" draw:start-glue-point="8" draw:end-shape="id271" draw:end-glue-point="4" svg:d="M17910 16742l1092 2101" svg:viewBox="0 0 1093 2102">
          <text:p/>
        </draw:connector>
        <draw:connector draw:style-name="gr2" draw:text-style-name="P1" draw:layer="layout" svg:x1="15.666cm" svg:y1="19.408cm" svg:x2="16.494cm" svg:y2="19.41cm" draw:start-shape="id274" draw:start-glue-point="10" draw:end-shape="id275" draw:end-glue-point="6" svg:d="M15666 19408h414v2h414" svg:viewBox="0 0 829 3">
          <text:p/>
        </draw:connector>
        <draw:custom-shape draw:style-name="gr8" draw:text-style-name="P1" xml:id="id276" draw:id="id276" draw:layer="Layout" svg:width="0.603cm" svg:height="1.133cm" svg:x="15.325cm" svg:y="12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118cm" svg:y1="15.609cm" svg:x2="15.627cm" svg:y2="13.591cm" draw:start-shape="id267" draw:start-glue-point="4" draw:end-shape="id276" draw:end-glue-point="8" svg:d="M13118 15609l2509-2018" svg:viewBox="0 0 2510 2019">
          <text:p/>
        </draw:connector>
        <draw:connector draw:style-name="gr3" draw:text-style-name="P1" draw:layer="layout" draw:type="line" svg:x1="15.627cm" svg:y1="13.591cm" svg:x2="17.91cm" svg:y2="15.609cm" draw:start-shape="id276" draw:start-glue-point="8" draw:end-shape="id273" draw:end-glue-point="4" svg:d="M15627 13591l2283 2018" svg:viewBox="0 0 2284 2019">
          <text:p/>
        </draw:connector>
        <draw:custom-shape draw:style-name="gr8" draw:text-style-name="P1" xml:id="id277" draw:id="id277" draw:layer="Layout" svg:width="0.605cm" svg:height="1.133cm" svg:x="9.3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78" draw:id="id278" draw:layer="Layout" svg:width="0.605cm" svg:height="1.133cm" svg:x="10.872cm" svg:y="8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985cm" svg:y1="8.695cm" svg:x2="10.872cm" svg:y2="8.697cm" draw:start-shape="id277" draw:start-glue-point="10" draw:end-shape="id278" draw:end-glue-point="6" svg:d="M9985 8695h443v2h444" svg:viewBox="0 0 888 3">
          <text:p/>
        </draw:connector>
        <draw:connector draw:style-name="gr3" draw:text-style-name="P1" draw:layer="layout" draw:type="line" svg:x1="9.683cm" svg:y1="9.261cm" svg:x2="4.992cm" svg:y2="12.456cm" draw:start-shape="id277" draw:start-glue-point="8" draw:end-shape="id262" draw:end-glue-point="4" svg:d="M9683 9261l-4691 3195" svg:viewBox="0 0 4692 3196">
          <text:p/>
        </draw:connector>
        <draw:connector draw:style-name="gr4" draw:text-style-name="P1" draw:layer="layout" draw:type="line" svg:x1="6.483cm" svg:y1="12.458cm" svg:x2="11.175cm" svg:y2="9.263cm" draw:start-shape="id263" draw:start-glue-point="4" draw:end-shape="id278" draw:end-glue-point="8" svg:d="M6483 12458l4692-3195" svg:viewBox="0 0 4693 3196">
          <text:p/>
        </draw:connector>
        <draw:connector draw:style-name="gr3" draw:text-style-name="P1" draw:layer="layout" draw:type="line" svg:x1="11.175cm" svg:y1="9.263cm" svg:x2="15.84cm" svg:y2="12.624cm" draw:start-shape="id278" draw:start-glue-point="8" draw:end-shape="id276" draw:end-glue-point="11" svg:d="M11175 9263l4665 3361" svg:viewBox="0 0 4666 3362">
          <text:p/>
        </draw:connector>
        <draw:custom-shape draw:style-name="gr8" draw:text-style-name="P1" xml:id="id279" draw:id="id279" draw:layer="Layout" svg:width="0.605cm" svg:height="1.133cm" svg:x="0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80" draw:id="id280" draw:layer="Layout" svg:width="0.605cm" svg:height="1.133cm" svg:x="1.492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0.605cm" svg:y1="5.393cm" svg:x2="1.492cm" svg:y2="5.395cm" draw:start-shape="id279" draw:start-glue-point="10" draw:end-shape="id280" draw:end-glue-point="6" svg:d="M605 5393h443v2h444" svg:viewBox="0 0 888 3">
          <text:p/>
        </draw:connector>
        <draw:connector draw:style-name="gr3" draw:text-style-name="P1" draw:layer="layout" draw:type="line" svg:x1="0.303cm" svg:y1="5.959cm" svg:x2="9.683cm" svg:y2="8.128cm" draw:start-shape="id279" draw:start-glue-point="8" draw:end-shape="id277" draw:end-glue-point="4" svg:d="M303 5959l9380 2169" svg:viewBox="0 0 9381 2170">
          <text:p/>
        </draw:connector>
        <draw:connector draw:style-name="gr4" draw:text-style-name="P1" draw:layer="layout" draw:type="line" svg:x1="11.175cm" svg:y1="8.13cm" svg:x2="1.795cm" svg:y2="5.961cm" draw:start-shape="id278" draw:start-glue-point="4" draw:end-shape="id280" draw:end-glue-point="8" svg:d="M11175 8130l-9380-2169" svg:viewBox="0 0 9381 2170">
          <text:p/>
        </draw:connector>
        <draw:connector draw:style-name="gr5" draw:text-style-name="P1" draw:layer="layout" draw:type="line" svg:x1="1.795cm" svg:y1="5.961cm" svg:x2="-1.085cm" svg:y2="6.773cm" draw:start-shape="id280" draw:start-glue-point="8" svg:d="M1795 5961l-2880 812" svg:viewBox="0 0 2881 813">
          <text:p/>
        </draw:connector>
        <draw:connector draw:style-name="gr5" draw:text-style-name="P1" draw:layer="layout" draw:type="line" svg:x1="0.303cm" svg:y1="5.959cm" svg:x2="-1.693cm" svg:y2="6.508cm" draw:start-shape="id279" draw:start-glue-point="8" svg:d="M303 5959l-1996 549" svg:viewBox="0 0 1997 550">
          <text:p/>
        </draw:connector>
        <draw:connector draw:style-name="gr6" draw:text-style-name="P1" draw:layer="layout" draw:type="line" svg:x1="-2.143cm" svg:y1="2.249cm" svg:x2="0.303cm" svg:y2="4.826cm" draw:end-shape="id279" draw:end-glue-point="4" svg:d="M-2143 2249l2446 2577" svg:viewBox="0 0 2447 2578">
          <text:p/>
        </draw:connector>
        <draw:connector draw:style-name="gr6" draw:text-style-name="P1" draw:layer="layout" draw:type="line" svg:x1="-1.032cm" svg:y1="1.984cm" svg:x2="1.795cm" svg:y2="4.828cm" draw:end-shape="id280" draw:end-glue-point="4" svg:d="M-1032 1984l2827 2844" svg:viewBox="0 0 2828 2845">
          <text:p/>
        </draw:connecto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19:26:31.008396141</meta:creation-date>
    <meta:editing-duration>PT14H10M9S</meta:editing-duration>
    <meta:editing-cycles>23</meta:editing-cycles>
    <dc:date>2018-09-04T19:07:46.565437842</dc:date>
    <meta:generator>LibreOffice/4.2.8.2$Linux_X86_64 LibreOffice_project/420m0$Build-2</meta:generator>
    <meta:document-statistic meta:object-count="739"/>
  </office:meta>
</office:document-meta>
</file>